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940000" draw:fill-gradient-name="Gradient_20_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ular1-title">
      <style:graphic-properties draw:stroke="none" draw:fill="none" draw:fill-color="#cc005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Titular1-subtitle">
      <style:graphic-properties draw:stroke="none" draw:fill="none" draw:fill-color="#cc0053" draw:textarea-horizontal-align="justify" draw:textarea-vertical-align="top" draw:auto-grow-height="false" draw:auto-grow-width="false" fo:min-height="10.74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Titular1-notes">
      <style:graphic-properties draw:fill-color="#ffffff" fo:min-height="11.429cm"/>
      <style:paragraph-properties style:writing-mode="lr-tb"/>
    </style:style>
    <style:style style:name="pr4" style:family="presentation" style:parent-style-name="Titular1-subtitle">
      <style:graphic-properties draw:stroke="none" draw:fill="none" draw:fill-color="#cc0053" draw:textarea-horizontal-align="justify" draw:textarea-vertical-align="top" draw:auto-grow-height="false" draw:auto-grow-width="false" fo:min-height="11.59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Titular1-subtitle">
      <style:graphic-properties draw:stroke="none" draw:fill="none" draw:fill-color="#cc0053" draw:textarea-horizontal-align="justify" draw:textarea-vertical-align="top" draw:auto-grow-height="false" draw:auto-grow-width="false" fo:min-height="11.80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cc0053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2cm" fo:margin-bottom="0cm" fo:text-indent="0cm"/>
    </style:style>
    <style:style style:name="P4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text:list-style style:name="L1">
      <text:list-level-style-number text:level="1" style:num-format="">
        <style:list-level-properties/>
        <style:text-properties fo:color="#ff6e01" fo:font-size="100%"/>
      </text:list-level-style-number>
    </text:list-style>
    <text:list-style style:name="L2">
      <text:list-level-style-number text:level="1" style:num-format="">
        <style:list-level-properties/>
        <style:text-properties fo:color="#ffe9c5" fo:font-size="100%"/>
      </text:list-level-style-number>
      <text:list-level-style-bullet text:level="2" text:bullet-char="–">
        <style:list-level-properties text:space-before="1.27cm"/>
        <style:text-properties style:font-name="Times New Roman" fo:color="#ffe9c5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e9c5" fo:font-size="100%"/>
      </text:list-level-style-bullet>
      <text:list-level-style-bullet text:level="4" text:bullet-char="–">
        <style:list-level-properties text:space-before="3.81cm"/>
        <style:text-properties style:font-name="Times New Roman" fo:color="#ffe9c5" fo:font-size="100%"/>
      </text:list-level-style-bullet>
      <text:list-level-style-bullet text:level="5" text:bullet-char="»">
        <style:list-level-properties text:space-before="5.08cm"/>
        <style:text-properties style:font-name="Times New Roman" fo:color="#ffe9c5" fo:font-size="100%"/>
      </text:list-level-style-bullet>
      <text:list-level-style-bullet text:level="6" text:bullet-char="»">
        <style:list-level-properties text:space-before="5.08cm"/>
        <style:text-properties style:font-name="Times New Roman" fo:color="#ffe9c5" fo:font-size="100%"/>
      </text:list-level-style-bullet>
      <text:list-level-style-bullet text:level="7" text:bullet-char="»">
        <style:list-level-properties text:space-before="5.08cm"/>
        <style:text-properties style:font-name="Times New Roman" fo:color="#ffe9c5" fo:font-size="100%"/>
      </text:list-level-style-bullet>
      <text:list-level-style-bullet text:level="8" text:bullet-char="»">
        <style:list-level-properties text:space-before="5.08cm"/>
        <style:text-properties style:font-name="Times New Roman" fo:color="#ffe9c5" fo:font-size="100%"/>
      </text:list-level-style-bullet>
      <text:list-level-style-bullet text:level="9" text:bullet-char="»">
        <style:list-level-properties text:space-before="5.08cm"/>
        <style:text-properties style:font-name="Times New Roman" fo:color="#ffe9c5" fo:font-size="100%"/>
      </text:list-level-style-bullet>
      <text:list-level-style-bullet text:level="10" text:bullet-char="»">
        <style:list-level-properties text:space-before="5.08cm"/>
        <style:text-properties style:font-name="Times New Roman" fo:color="#ffe9c5" fo:font-size="100%"/>
      </text:list-level-style-bullet>
    </text:list-style>
  </office:automatic-styles>
  <office:body>
    <office:presentation>
      <draw:page draw:name="I could Sing" draw:style-name="dp1" draw:master-page-name="Titular1" presentation:presentation-page-layout-name="AL1T0">
        <draw:frame presentation:style-name="pr1" draw:text-style-name="P2" draw:layer="layout" svg:width="21.59cm" svg:height="3.175cm" svg:x="2.328cm" svg:y="-0.001cm" presentation:class="title" presentation:user-transformed="true">
          <draw:text-box>
            <text:list text:style-name="L1">
              <text:list-header>
                <text:p text:style-name="P1">I could Sing</text:p>
              </text:list-header>
            </text:list>
          </draw:text-box>
        </draw:frame>
        <draw:frame presentation:style-name="pr2" draw:text-style-name="P2" draw:layer="layout" svg:width="23.495cm" svg:height="11.006cm" svg:x="1.057cm" svg:y="4.657cm" presentation:class="subtitle" presentation:user-transformed="true">
          <draw:text-box>
            <text:list text:style-name="L2">
              <text:list-header>
                <text:p text:style-name="P3"><text:span text:style-name="T1">Over the mountains and the seas,</text:span></text:p>
                <text:p text:style-name="P3"><text:span text:style-name="T1">Your river runs with love for me,</text:span></text:p>
                <text:p text:style-name="P3"><text:span text:style-name="T1">and I will open up my heart</text:span></text:p>
                <text:p text:style-name="P3"><text:span text:style-name="T1">and let the healer set me free.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owerPoint Presentation" draw:style-name="dp1" draw:master-page-name="Titular1" presentation:presentation-page-layout-name="AL1T0">
        <draw:frame presentation:style-name="pr4" draw:text-style-name="P2" draw:layer="layout" svg:width="20.955cm" svg:height="11.853cm" svg:x="2.327cm" svg:y="3.809cm" presentation:class="subtitle" presentation:user-transformed="true">
          <draw:text-box>
            <text:list text:style-name="L2">
              <text:list-header>
                <text:p text:style-name="P3"><text:span text:style-name="T1">I’m happy to be in the truth</text:span></text:p>
                <text:p text:style-name="P3"><text:span text:style-name="T1">and I will daily lift my hands,</text:span></text:p>
                <text:p text:style-name="P3"><text:span text:style-name="T1">for I will always sing</text:span></text:p>
                <text:p text:style-name="P3"><text:span text:style-name="T1">of when Your love came down.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ular1" presentation:presentation-page-layout-name="AL1T0">
        <draw:frame presentation:style-name="pr5" draw:text-style-name="P2" draw:layer="layout" svg:width="25.4cm" svg:height="12.065cm" svg:x="0cm" svg:y="3.597cm" presentation:class="subtitle" presentation:user-transformed="true">
          <draw:text-box>
            <text:list text:style-name="L2">
              <text:list-header>
                <text:p text:style-name="P3"><text:span text:style-name="T1">I could sing of Your love forever</text:span></text:p>
                <text:p text:style-name="P3"><text:span text:style-name="T1">I could sing of Your love forever</text:span></text:p>
                <text:p text:style-name="P3"><text:span text:style-name="T1">I could sing of Your love forever</text:span></text:p>
                <text:p text:style-name="P3"><text:span text:style-name="T1">and I could sing of Your love forever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axial" draw:start-color="#940000" draw:end-color="#5c0000" draw:start-intensity="100%" draw:end-intensity="100%" draw:angle="2700" draw:border="0%"/>
    <draw:gradient draw:name="Gradient_20_2" draw:display-name="Gradient 2" draw:style="axial" draw:start-color="#b00000" draw:end-color="#5c0000" draw:start-intensity="100%" draw:end-intensity="100%" draw:angle="2700" draw:border="0%"/>
    <draw:gradient draw:name="Gradient_20_3" draw:display-name="Gradient 3" draw:style="axial" draw:start-color="#5c0000" draw:end-color="#940000" draw:start-intensity="100%" draw:end-intensity="100%" draw:angle="2700" draw:border="0%"/>
    <draw:gradient draw:name="Gradient_20_4" draw:display-name="Gradient 4" draw:style="axial" draw:start-color="#7e0000" draw:end-color="#940000" draw:start-intensity="100%" draw:end-intensity="100%" draw:angle="2700" draw:border="0%"/>
    <draw:gradient draw:name="Gradient_20_5" draw:display-name="Gradient 5" draw:style="axial" draw:start-color="#940000" draw:end-color="#7e0000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e9c5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ffe9c5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e9c5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e9c5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e9c5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e9c5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e9c5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e9c5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e9c5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e9c5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e9c5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TW-Kai" style:font-family-complex="TW-Kai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gradient" draw:fill-color="#940000" draw:fill-gradient-name="Gradient_20_1" draw:textarea-horizontal-align="center" draw:textarea-vertical-align="middle" draw:shadow="visible" draw:shadow-offset-x="0.212cm" draw:shadow-offset-y="0.212cm" draw:shadow-color="#000000"/>
      <style:paragraph-properties fo:text-align="center"/>
    </style:style>
    <style:style style:name="Predeterminado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terminado-outline1">
          <text:list-level-style-bullet text:level="1" text:bullet-char="•">
            <style:list-level-properties text:min-label-width="0.952cm"/>
            <style:text-properties style:font-name="Times New Roman" fo:color="#ffe9c5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ffe9c5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ffe9c5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ffe9c5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ffe9c5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ffe9c5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ffe9c5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ffe9c5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ffe9c5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ffe9c5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e9c5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»">
            <style:list-level-properties text:space-before="5.08cm" text:min-label-width="0.635cm"/>
            <style:text-properties style:font-name="Times New Roman" fo:color="#ffe9c5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ffe9c5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ffe9c5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ffe9c5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ffe9c5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ffe9c5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ffe9c5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ffe9c5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ffe9c5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ffe9c5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e9c5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e9c5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e9c5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e9c5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e9c5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e9c5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e9c5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e9c5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ffe9c5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ffe9c5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e9c5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ffe9c5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ffe9c5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ffe9c5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ffe9c5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ffe9c5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ffe9c5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ffe9c5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e9c5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ff6e01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6e01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TW-Kai" style:font-family-complex="TW-Kai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ular1-background" style:family="presentation">
      <style:graphic-properties draw:stroke="none" draw:fill="gradient" draw:fill-color="#940000" draw:fill-gradient-name="Gradient_20_1" draw:textarea-horizontal-align="center" draw:textarea-vertical-align="middle" draw:shadow="visible" draw:shadow-offset-x="0.212cm" draw:shadow-offset-y="0.212cm" draw:shadow-color="#000000"/>
      <style:paragraph-properties fo:text-align="center"/>
    </style:style>
    <style:style style:name="Titular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ular1-notes" style:family="presentation">
      <style:graphic-properties draw:stroke="none" draw:fill="none">
        <text:list-style style:name="Titular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ular1-outline1" style:family="presentation">
      <style:graphic-properties draw:stroke="none" draw:fill="none" draw:auto-grow-height="false" draw:fit-to-size="shrink-to-fit" style:shrink-to-fit="true">
        <text:list-style style:name="Titular1-outline1">
          <text:list-level-style-number text:level="1" style:num-format="">
            <style:list-level-properties/>
            <style:text-properties fo:color="#ffe9c5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ffe9c5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e9c5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ffe9c5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ffe9c5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ffe9c5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ffe9c5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ffe9c5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ffe9c5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ffe9c5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e9c5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ar1-outline2" style:family="presentation" style:parent-style-name="Titular1-outline1">
      <style:graphic-properties>
        <text:list-style style:name="Titular1-outline2">
          <text:list-level-style-bullet text:level="1" text:bullet-char="•">
            <style:list-level-properties/>
            <style:text-properties style:font-name="Times New Roman" fo:color="#ffe9c5" fo:font-size="100%"/>
          </text:list-level-style-bullet>
          <text:list-level-style-number text:level="2" style:num-format="">
            <style:list-level-properties/>
            <style:text-properties fo:color="#ffe9c5" fo:font-size="100%"/>
          </text:list-level-style-number>
          <text:list-level-style-bullet text:level="3" text:bullet-char="•">
            <style:list-level-properties text:space-before="2.54cm"/>
            <style:text-properties style:font-name="Times New Roman" fo:color="#ffe9c5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ffe9c5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ffe9c5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ffe9c5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ffe9c5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ffe9c5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ffe9c5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ffe9c5" fo:font-size="100%"/>
          </text:list-level-style-bullet>
        </text:list-style>
      </style:graphic-properties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ffe9c5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ular1-outline3" style:family="presentation" style:parent-style-name="Titular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e9c5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ular1-outline4" style:family="presentation" style:parent-style-name="Titular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e9c5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5" style:family="presentation" style:parent-style-name="Titular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e9c5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6" style:family="presentation" style:parent-style-name="Titular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e9c5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7" style:family="presentation" style:parent-style-name="Titular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e9c5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8" style:family="presentation" style:parent-style-name="Titular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e9c5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9" style:family="presentation" style:parent-style-name="Titular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e9c5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subtitle" style:family="presentation">
      <style:graphic-properties draw:stroke="none" draw:fill="none" draw:fill-color="#cc0053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>
        <text:list-style style:name="Titular1-subtitle">
          <text:list-level-style-number text:level="1" style:num-format="">
            <style:list-level-properties/>
            <style:text-properties fo:color="#ffe9c5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ffe9c5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e9c5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ffe9c5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ffe9c5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ffe9c5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ffe9c5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ffe9c5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ffe9c5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ffe9c5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e9c5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ar1-title" style:family="presentation">
      <style:graphic-properties draw:stroke="none" draw:fill="none" draw:fill-color="#cc005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>
        <text:list-style style:name="Titular1-title">
          <text:list-level-style-number text:level="1" style:num-format="">
            <style:list-level-properties/>
            <style:text-properties fo:color="#ff6e01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6e01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TW-Kai" style:font-family-complex="TW-Kai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940000" draw:fill-gradient-name="Gradient_20_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gradient" draw:fill-color="#5c0000" draw:fill-gradient-name="Gradient_20_2" draw:textarea-horizontal-align="left" draw:textarea-vertical-align="middle" draw:auto-grow-height="false" fo:min-height="8.497cm" fo:min-width="0.501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940000" draw:fill-gradient-name="Gradient_20_1" draw:textarea-horizontal-align="left" draw:textarea-vertical-align="middle" draw:auto-grow-height="false" fo:min-height="5.667cm" fo:min-width="24.9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gradient" draw:fill-color="#940000" draw:fill-gradient-name="Gradient_20_1" draw:textarea-horizontal-align="left" draw:textarea-vertical-align="middle" draw:auto-grow-height="false" fo:min-height="15.564cm" fo:min-width="24.892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Mgr6" style:family="graphic" style:parent-style-name="standard">
      <style:graphic-properties draw:stroke="none" draw:fill="gradient" draw:fill-color="#940000" draw:fill-gradient-name="Gradient_20_3" draw:textarea-horizontal-align="left" draw:textarea-vertical-align="middle" draw:auto-grow-height="false" fo:min-height="2.113cm" fo:min-width="24.9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gradient" draw:fill-color="#940000" draw:fill-gradient-name="Gradient_20_4" draw:textarea-horizontal-align="left" draw:textarea-vertical-align="middle" draw:auto-grow-height="false" fo:min-height="2.718cm" fo:min-width="24.892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Mgr8" style:family="graphic" style:parent-style-name="standard">
      <style:graphic-properties draw:stroke="none" draw:fill="gradient" draw:fill-color="#940000" draw:fill-gradient-name="Gradient_20_5" draw:textarea-horizontal-align="left" draw:textarea-vertical-align="middle" draw:auto-grow-height="false" fo:min-height="14.561cm" fo:min-width="18.021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gradient" draw:fill-color="#940000" draw:fill-gradient-name="Gradient_20_4" draw:textarea-horizontal-align="left" draw:textarea-vertical-align="middle" draw:auto-grow-height="false" fo:min-height="8.234cm" fo:min-width="24.892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Mgr10" style:family="graphic" style:parent-style-name="standard">
      <style:graphic-properties draw:stroke="none" draw:fill="gradient" draw:fill-color="#940000" draw:fill-gradient-name="Gradient_20_5" draw:textarea-horizontal-align="left" draw:textarea-vertical-align="middle" draw:auto-grow-height="false" fo:min-height="9.095cm" fo:min-width="16.818cm" fo:padding-top="0.127cm" fo:padding-bottom="0.127cm" fo:padding-left="0.254cm" fo:padding-right="0.254cm" fo:wrap-option="no-wrap" draw:shadow-offset-x="0.071cm" draw:shadow-offset-y="0.071cm" draw:shadow-color="#808080" draw:shadow-opacity="100%"/>
    </style:style>
    <style:style style:name="Mgr11" style:family="graphic" style:parent-style-name="standard">
      <style:graphic-properties draw:stroke="none" draw:fill="none" draw:fill-color="#cc005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2" style:family="graphic" style:parent-style-name="standard">
      <style:graphic-properties draw:stroke="none" draw:fill="none" draw:fill-color="#cc005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5c000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5c0000" draw:fill-gradient-name="Gradient_20_2"/>
      <style:paragraph-properties style:writing-mode="lr-tb" style:font-independent-line-spacing="true"/>
    </style:style>
    <style:style style:name="MP6" style:family="paragraph">
      <loext:graphic-properties draw:fill="gradient" draw:fill-color="#940000" draw:fill-gradient-name="Gradient_20_1"/>
      <style:paragraph-properties style:writing-mode="lr-tb" style:font-independent-line-spacing="true"/>
    </style:style>
    <style:style style:name="MP7" style:family="paragraph">
      <loext:graphic-properties draw:fill="gradient" draw:fill-color="#940000" draw:fill-gradient-name="Gradient_20_3"/>
      <style:paragraph-properties style:writing-mode="lr-tb" style:font-independent-line-spacing="true"/>
    </style:style>
    <style:style style:name="MP8" style:family="paragraph">
      <loext:graphic-properties draw:fill="gradient" draw:fill-color="#940000" draw:fill-gradient-name="Gradient_20_4"/>
      <style:paragraph-properties style:writing-mode="lr-tb" style:font-independent-line-spacing="true"/>
    </style:style>
    <style:style style:name="MP9" style:family="paragraph">
      <loext:graphic-properties draw:fill="gradient" draw:fill-color="#940000" draw:fill-gradient-name="Gradient_20_5"/>
      <style:paragraph-properties style:writing-mode="lr-tb" style:font-independent-line-spacing="true"/>
    </style:style>
    <style:style style:name="MP10" style:family="paragraph">
      <style:paragraph-properties fo:margin-left="0cm" fo:margin-right="0cm" fo:margin-top="0.308cm" fo:margin-bottom="0cm" fo:text-indent="0cm"/>
    </style:style>
    <style:style style:name="MP11" style:family="paragraph">
      <loext:graphic-properties draw:fill="none" draw:fill-color="#cc0053"/>
      <style:paragraph-properties fo:margin-left="0cm" fo:margin-right="0cm" fo:margin-top="0.308cm" fo:margin-bottom="0cm" fo:text-indent="0cm" style:writing-mode="lr-tb" style:font-independent-line-spacing="true"/>
    </style:style>
    <style:style style:name="MP12" style:family="paragraph">
      <style:paragraph-properties fo:margin-left="0cm" fo:margin-right="0cm" fo:margin-top="0.308cm" fo:margin-bottom="0cm" fo:text-align="center" fo:text-indent="0cm"/>
    </style:style>
    <style:style style:name="MP13" style:family="paragraph">
      <loext:graphic-properties draw:fill="none" draw:fill-color="#cc0053"/>
      <style:paragraph-properties fo:margin-left="0cm" fo:margin-right="0cm" fo:margin-top="0.308cm" fo:margin-bottom="0cm" fo:text-align="center" fo:text-indent="0cm" style:writing-mode="lr-tb" style:font-independent-line-spacing="true"/>
    </style:style>
    <style:style style:name="MP14" style:family="paragraph">
      <style:paragraph-properties fo:margin-left="0cm" fo:margin-right="0cm" fo:margin-top="0.308cm" fo:margin-bottom="0cm" fo:text-align="end" fo:text-indent="0cm"/>
    </style:style>
    <style:style style:name="MP15" style:family="paragraph">
      <loext:graphic-properties draw:fill="none" draw:fill-color="#cc0053"/>
      <style:paragraph-properties fo:margin-left="0cm" fo:margin-right="0cm" fo:margin-top="0.308cm" fo:margin-bottom="0cm" fo:text-align="end" fo:text-indent="0cm" style:writing-mode="lr-tb" style:font-independent-line-spacing="true"/>
    </style:style>
    <style:style style:name="MP16" style:family="paragraph">
      <style:paragraph-properties fo:margin-left="0cm" fo:margin-right="0cm" fo:text-indent="0cm"/>
    </style:style>
    <style:style style:name="MP17" style:family="paragraph">
      <loext:graphic-properties draw:fill="none" draw:fill-color="#cc0053"/>
      <style:paragraph-properties fo:margin-left="0cm" fo:margin-right="0cm" fo:text-indent="0cm" style:writing-mode="lr-tb" style:font-independent-line-spacing="true"/>
    </style:style>
    <style:style style:name="MP18" style:family="paragraph">
      <style:paragraph-properties fo:margin-left="0cm" fo:margin-right="0cm" fo:text-align="center" fo:text-indent="0cm"/>
    </style:style>
    <style:style style:name="MP19" style:family="paragraph">
      <loext:graphic-properties draw:fill="none" draw:fill-color="#cc0053"/>
      <style:paragraph-properties fo:margin-left="0cm" fo:margin-right="0cm" fo:text-align="center" fo:text-indent="0cm" style:writing-mode="lr-tb" style:font-independent-line-spacing="true"/>
    </style:style>
    <style:style style:name="MP20" style:family="paragraph">
      <style:paragraph-properties fo:margin-left="0cm" fo:margin-right="0cm" fo:text-align="end" fo:text-indent="0cm"/>
    </style:style>
    <style:style style:name="MP21" style:family="paragraph">
      <loext:graphic-properties draw:fill="none" draw:fill-color="#cc0053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color="#ffe9c5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ffe9c5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e9c5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e9c5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e9c5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e9c5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e9c5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e9c5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e9c5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e9c5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e9c5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g>
        <draw:custom-shape draw:style-name="Mgr3" draw:text-style-name="MP5" draw:layer="backgroundobjects" svg:width="1.001cm" svg:height="8.757cm" svg:x="24.399cm" svg:y="1.23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5.4cm" svg:height="5.927cm" svg:x="0cm" svg:y="0cm">
          <text:p/>
          <draw:enhanced-geometry svg:viewBox="0 0 5760 1104" draw:type="non-primitive" draw:enhanced-path="M 0 0  L 5760 0  L 5760 720  C 5400 824 4560 577 3600 624  C 2640 671 600 1104 0 1000  L 0 0  Z N"/>
        </draw:custom-shape>
        <draw:custom-shape draw:style-name="Mgr5" draw:text-style-name="MP6" draw:layer="backgroundobjects" svg:width="25.4cm" svg:height="15.818cm" svg:x="0cm" svg:y="3.232cm">
          <text:p/>
          <draw:enhanced-geometry svg:viewBox="0 0 5760 3587" draw:type="non-primitive" draw:enhanced-path="M 0 582  C 1027 680 1960 387 2640 267  C 2640 267 3268 180 3373 160  C 4120 0 5280 358 5760 358  L 5760 3587  L 0 3587  C 0 3587 0 582 0 582  Z N"/>
        </draw:custom-shape>
        <draw:custom-shape draw:style-name="Mgr6" draw:text-style-name="MP7" draw:layer="backgroundobjects" svg:width="25.4cm" svg:height="2.373cm" svg:x="0cm" svg:y="0.811cm">
          <text:p/>
          <draw:enhanced-geometry svg:viewBox="0 0 5760 538" draw:type="non-primitive" draw:enhanced-path="M 0 163  L 0 403  C 295 450 1011 481 1773 443  C 2535 405 3909 161 4573 176  C 5237 191 5562 538 5760 536  L 5760 163  C 5560 79 5189 0 4560 29  C 3931 58 2747 314 1987 336  C 1227 358 414 199 0 163  Z N"/>
        </draw:custom-shape>
        <draw:custom-shape draw:style-name="Mgr7" draw:text-style-name="MP8" draw:layer="backgroundobjects" svg:width="25.4cm" svg:height="2.972cm" svg:x="0cm" svg:y="6.681cm">
          <text:p/>
          <draw:enhanced-geometry svg:viewBox="0 0 5760 674" draw:type="non-primitive" draw:enhanced-path="M 0 246  L 0 406  C 213 463 1009 616 1280 645  C 1551 674 1092 669 1627 580  C 2162 491 3804 109 4493 113  C 5182 117 5549 586 5760 606  L 5760 233  C 5471 158 4818 0 4040 33  C 3262 66 1766 398 1093 433  C 420 468 228 285 0 246  Z N"/>
        </draw:custom-shape>
        <draw:custom-shape draw:style-name="Mgr8" draw:text-style-name="MP9" draw:layer="backgroundobjects" svg:width="18.521cm" svg:height="14.821cm" svg:x="6.879cm" svg:y="4.229cm">
          <text:p/>
          <draw:enhanced-geometry svg:viewBox="0 0 4200 3361" draw:type="non-primitive" draw:enhanced-path="M 0 3361  C 118 2850 354 590 1054 295  C 1754 0 3676 1299 4200 1588  L 4200 2028  C 3700 1837 1842 220 1200 442  C 558 664 547 2875 347 3361  L 0 3361  Z N"/>
        </draw:custom-shape>
        <draw:custom-shape draw:style-name="Mgr9" draw:text-style-name="MP8" draw:layer="backgroundobjects" svg:width="25.4cm" svg:height="8.488cm" svg:x="0cm" svg:y="9.565cm">
          <text:p/>
          <draw:enhanced-geometry svg:viewBox="0 0 5760 1925" draw:type="non-primitive" draw:enhanced-path="M 0 804  L 0 991  C 258 1160 1005 1925 1547 1818  C 2089 1711 2551 398 3253 351  C 3955 304 5342 1404 5760 1537  L 5760 1151  C 5405 1124 3982 0 3240 84  C 2542 171 2113 1551 1573 1671  C 1033 1791 262 826 0 804  Z N"/>
        </draw:custom-shape>
        <draw:custom-shape draw:style-name="Mgr10" draw:text-style-name="MP9" draw:layer="backgroundobjects" svg:width="17.326cm" svg:height="9.349cm" svg:x="0cm" svg:y="9.869cm">
          <text:p/>
          <draw:enhanced-geometry svg:viewBox="0 0 4196 2120" draw:type="non-primitive" draw:enhanced-path="M 0 415  L 0 508  C 160 577 1280 138 1933 229  C 2586 320 3644 746 3920 1055  C 4196 1364 3583 2120 3587 2082  L 3947 829  C 3725 494 2911 138 2253 69  C 1595 0 469 343 0 415  Z N"/>
        </draw:custom-shape>
      </draw:g>
      <draw:frame presentation:style-name="Predeterminado-title" draw:layer="backgroundobjects" svg:width="21.59cm" svg:height="3.175cm" svg:x="1.905cm" svg:y="1.692cm" presentation:class="title" presentation:placeholder="true">
        <draw:text-box/>
      </draw:frame>
      <draw:frame draw:style-name="Mgr11" draw:text-style-name="MP11" draw:layer="backgroundobjects" svg:width="5.292cm" svg:height="1.27cm" svg:x="1.905cm" svg:y="17.357cm" presentation:class="date-time">
        <draw:text-box>
          <text:list text:style-name="ML2">
            <text:list-header>
              <text:p text:style-name="MP10"><text:span text:style-name="MT1"><presentation:date-time/></text:span></text:p>
            </text:list-header>
          </text:list>
        </draw:text-box>
      </draw:frame>
      <draw:frame draw:style-name="Mgr11" draw:text-style-name="MP13" draw:layer="backgroundobjects" svg:width="8.044cm" svg:height="1.27cm" svg:x="8.678cm" svg:y="17.357cm" presentation:class="footer">
        <draw:text-box>
          <text:list text:style-name="ML2">
            <text:list-header>
              <text:p text:style-name="MP12"><text:span text:style-name="MT1"><presentation:footer/></text:span></text:p>
            </text:list-header>
          </text:list>
        </draw:text-box>
      </draw:frame>
      <draw:frame draw:style-name="Mgr11" draw:text-style-name="MP15" draw:layer="backgroundobjects" svg:width="5.292cm" svg:height="1.27cm" svg:x="18.203cm" svg:y="17.357cm" presentation:class="page-number">
        <draw:text-box>
          <text:list text:style-name="ML2">
            <text:list-header>
              <text:p text:style-name="MP14"><text:span text:style-name="MT1"><text:page-number>&lt;número&gt;</text:page-number></text:span></text:p>
            </text:list-header>
          </text:list>
        </draw:text-box>
      </draw:frame>
      <draw:frame presentation:style-name="Predeterminado-outline1" draw:layer="backgroundobjects" svg:width="21.59cm" svg:height="11.43cm" svg:x="1.905cm" svg:y="5.503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0cm" svg:height="0cm" svg:x="0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ular1" style:page-layout-name="PM1" draw:style-name="Mdp1">
      <draw:g>
        <draw:custom-shape draw:style-name="Mgr3" draw:text-style-name="MP5" draw:layer="backgroundobjects" svg:width="1.001cm" svg:height="8.757cm" svg:x="24.399cm" svg:y="1.23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5.4cm" svg:height="5.927cm" svg:x="0cm" svg:y="0cm">
          <text:p/>
          <draw:enhanced-geometry svg:viewBox="0 0 5760 1104" draw:type="non-primitive" draw:enhanced-path="M 0 0  L 5760 0  L 5760 720  C 5400 824 4560 577 3600 624  C 2640 671 600 1104 0 1000  L 0 0  Z N"/>
        </draw:custom-shape>
        <draw:custom-shape draw:style-name="Mgr5" draw:text-style-name="MP6" draw:layer="backgroundobjects" svg:width="25.4cm" svg:height="15.818cm" svg:x="0cm" svg:y="3.232cm">
          <text:p/>
          <draw:enhanced-geometry svg:viewBox="0 0 5760 3587" draw:type="non-primitive" draw:enhanced-path="M 0 582  C 1027 680 1960 387 2640 267  C 2640 267 3268 180 3373 160  C 4120 0 5280 358 5760 358  L 5760 3587  L 0 3587  C 0 3587 0 582 0 582  Z N"/>
        </draw:custom-shape>
        <draw:custom-shape draw:style-name="Mgr6" draw:text-style-name="MP7" draw:layer="backgroundobjects" svg:width="25.4cm" svg:height="2.373cm" svg:x="0cm" svg:y="0.811cm">
          <text:p/>
          <draw:enhanced-geometry svg:viewBox="0 0 5760 538" draw:type="non-primitive" draw:enhanced-path="M 0 163  L 0 403  C 295 450 1011 481 1773 443  C 2535 405 3909 161 4573 176  C 5237 191 5562 538 5760 536  L 5760 163  C 5560 79 5189 0 4560 29  C 3931 58 2747 314 1987 336  C 1227 358 414 199 0 163  Z N"/>
        </draw:custom-shape>
        <draw:custom-shape draw:style-name="Mgr7" draw:text-style-name="MP8" draw:layer="backgroundobjects" svg:width="25.4cm" svg:height="2.972cm" svg:x="0cm" svg:y="6.681cm">
          <text:p/>
          <draw:enhanced-geometry svg:viewBox="0 0 5760 674" draw:type="non-primitive" draw:enhanced-path="M 0 246  L 0 406  C 213 463 1009 616 1280 645  C 1551 674 1092 669 1627 580  C 2162 491 3804 109 4493 113  C 5182 117 5549 586 5760 606  L 5760 233  C 5471 158 4818 0 4040 33  C 3262 66 1766 398 1093 433  C 420 468 228 285 0 246  Z N"/>
        </draw:custom-shape>
        <draw:custom-shape draw:style-name="Mgr8" draw:text-style-name="MP9" draw:layer="backgroundobjects" svg:width="18.521cm" svg:height="14.821cm" svg:x="6.879cm" svg:y="4.229cm">
          <text:p/>
          <draw:enhanced-geometry svg:viewBox="0 0 4200 3361" draw:type="non-primitive" draw:enhanced-path="M 0 3361  C 118 2850 354 590 1054 295  C 1754 0 3676 1299 4200 1588  L 4200 2028  C 3700 1837 1842 220 1200 442  C 558 664 547 2875 347 3361  L 0 3361  Z N"/>
        </draw:custom-shape>
        <draw:custom-shape draw:style-name="Mgr9" draw:text-style-name="MP8" draw:layer="backgroundobjects" svg:width="25.4cm" svg:height="8.488cm" svg:x="0cm" svg:y="9.565cm">
          <text:p/>
          <draw:enhanced-geometry svg:viewBox="0 0 5760 1925" draw:type="non-primitive" draw:enhanced-path="M 0 804  L 0 991  C 258 1160 1005 1925 1547 1818  C 2089 1711 2551 398 3253 351  C 3955 304 5342 1404 5760 1537  L 5760 1151  C 5405 1124 3982 0 3240 84  C 2542 171 2113 1551 1573 1671  C 1033 1791 262 826 0 804  Z N"/>
        </draw:custom-shape>
        <draw:custom-shape draw:style-name="Mgr10" draw:text-style-name="MP9" draw:layer="backgroundobjects" svg:width="17.326cm" svg:height="9.349cm" svg:x="0cm" svg:y="9.869cm">
          <text:p/>
          <draw:enhanced-geometry svg:viewBox="0 0 4196 2120" draw:type="non-primitive" draw:enhanced-path="M 0 415  L 0 508  C 160 577 1280 138 1933 229  C 2586 320 3644 746 3920 1055  C 4196 1364 3583 2120 3587 2082  L 3947 829  C 3725 494 2911 138 2253 69  C 1595 0 469 343 0 415  Z N"/>
        </draw:custom-shape>
      </draw:g>
      <draw:frame presentation:style-name="Titular1-title" draw:layer="backgroundobjects" svg:width="21.59cm" svg:height="3.175cm" svg:x="1.905cm" svg:y="6.349cm" presentation:class="title" presentation:placeholder="true">
        <draw:text-box/>
      </draw:frame>
      <draw:frame presentation:style-name="Titular1-subtitle" draw:layer="backgroundobjects" svg:width="17.78cm" svg:height="4.868cm" svg:x="3.81cm" svg:y="10.795cm" presentation:class="subtitle" presentation:placeholder="true">
        <draw:text-box/>
      </draw:frame>
      <draw:frame draw:style-name="Mgr12" draw:text-style-name="MP17" draw:layer="backgroundobjects" svg:width="5.292cm" svg:height="1.27cm" svg:x="1.905cm" svg:y="17.357cm" presentation:class="date-time">
        <draw:text-box>
          <text:list text:style-name="ML2">
            <text:list-header>
              <text:p text:style-name="MP16"><text:span text:style-name="MT1"><presentation:date-time/></text:span></text:p>
            </text:list-header>
          </text:list>
        </draw:text-box>
      </draw:frame>
      <draw:frame draw:style-name="Mgr12" draw:text-style-name="MP19" draw:layer="backgroundobjects" svg:width="8.044cm" svg:height="1.27cm" svg:x="8.678cm" svg:y="17.357cm" presentation:class="footer">
        <draw:text-box>
          <text:list text:style-name="ML2">
            <text:list-header>
              <text:p text:style-name="MP18"><text:span text:style-name="MT1"><presentation:footer/></text:span></text:p>
            </text:list-header>
          </text:list>
        </draw:text-box>
      </draw:frame>
      <draw:frame draw:style-name="Mgr12" draw:text-style-name="MP21" draw:layer="backgroundobjects" svg:width="5.292cm" svg:height="1.27cm" svg:x="18.203cm" svg:y="17.357cm" presentation:class="page-number">
        <draw:text-box>
          <text:list text:style-name="ML2">
            <text:list-header>
              <text:p text:style-name="MP20"><text:span text:style-name="MT1"><text:page-number>&lt;número&gt;</text:page-number></text:span></text:p>
            </text:list-header>
          </text:list>
        </draw:text-box>
      </draw:frame>
      <draw:frame presentation:style-name="Titular1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Titular1-title" draw:layer="backgroundobjects" svg:width="0cm" svg:height="0cm" svg:x="0cm" svg:y="1.93cm" presentation:class="page"/>
        <draw:frame presentation:style-name="Titular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title>Isaiah 43</dc:title>
    <meta:initial-creator>Scott Wardlaw</meta:initial-creator>
    <meta:creation-date>2001-11-29T20:03:16.031000000</meta:creation-date>
    <dc:creator>Scott Wardlaw</dc:creator>
    <dc:date>2001-12-01T04:21:47.281000000</dc:date>
    <meta:editing-cycles>9</meta:editing-cycles>
    <meta:editing-duration>PT2H29M40S</meta:editing-duration>
    <meta:document-statistic meta:object-count="53"/>
    <meta:generator>LibreOffice/6.4.1.2$Linux_x86 LibreOffice_project/40$Build-2</meta:generator>
  </office:meta>
</office:document-meta>
</file>